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cm" svg:height="2.6cm" svg:x="6.1cm" svg:y="1.5cm">
          <text:p text:style-name="P1">Input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18.5cm" svg:height="3.5cm" svg:x="1cm" svg:y="4.5cm">
          <text:p text:style-name="P1">output”This program calculates the volume of a</text:p>
          <text:p text:style-name="P1">Swimming Pool” <text:s/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17.8cm" svg:height="4cm" svg:x="1.6cm" svg:y="9.8cm">
          <text:p text:style-name="P1">Input Length</text:p>
          <text:p text:style-name="P1">Input Width</text:p>
          <text:p text:style-name="P1">Input Depth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6T15:00:31.498000000</meta:creation-date>
    <dc:date>2014-09-16T15:17:02.542000000</dc:date>
    <meta:editing-duration>PT1M20S</meta:editing-duration>
    <meta:editing-cycles>1</meta:editing-cycles>
    <meta:document-statistic meta:object-count="3"/>
    <meta:generator>LibreOffice/4.2.5.2$Windows_x86 LibreOffice_project/61cb170a04bb1f12e77c884eab9192be736ec5f5</meta:generator>
  </office:meta>
</office:document-meta>
</file>